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D00000028C9EBF25E345F9A9A3.png" manifest:media-type="image/png"/>
  <manifest:file-entry manifest:full-path="Pictures/1000000100000288000001FC540EF0A1357B30A4.png" manifest:media-type="image/png"/>
  <manifest:file-entry manifest:full-path="Pictures/1000000000000810000004A1C54733ADBDEF4DAB.png" manifest:media-type="image/png"/>
  <manifest:file-entry manifest:full-path="Pictures/10000000000003E9000003E90D2FF6595AFBEF59.png" manifest:media-type="image/png"/>
  <manifest:file-entry manifest:full-path="Pictures/100000010000015E000001596AC76881B34F7417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275cm, 5.192cm, 1.643cm, 5.452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55308d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00a9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729fc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acb20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bbe33d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bf0041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>
      <style:graphic-properties style:protect="size"/>
    </style:style>
    <style:style style:name="gr1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13cm, 8.741cm, 9.287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89cm" fo:min-width="0.408cm"/>
      <style:paragraph-properties style:writing-mode="lr-tb"/>
    </style:style>
    <style:style style:name="gr1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11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712cm" fo:min-width="3.63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00" draw:textarea-horizontal-align="left" draw:auto-grow-height="true" draw:auto-grow-width="false" fo:min-height="0.344cm" fo:min-width="0cm"/>
      <style:paragraph-properties style:writing-mode="lr-tb"/>
    </style:style>
    <style:style style:name="gr18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14.243cm)" draw:image-opacity="100%" style:mirror="none"/>
    </style:style>
    <style:style style:name="gr19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2.531cm, 23.794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top="0.1cm" fo:margin-bottom="0cm"/>
    </style:style>
    <style:style style:name="P4" style:family="paragraph">
      <loext:graphic-properties draw:fill="none" draw:fill-color="#ffffff"/>
      <style:paragraph-properties fo:margin-top="0.1cm" fo:margin-bottom="0cm"/>
      <style:text-properties fo:font-size="10.5pt" style:font-size-asian="10.5pt" style:font-size-complex="10.5pt"/>
    </style:style>
    <style:style style:name="P5" style:family="paragraph">
      <loext:graphic-properties draw:fill="solid" draw:fill-color="#ffff00"/>
    </style:style>
    <style:style style:name="P6" style:family="paragraph">
      <loext:graphic-properties draw:fill="solid" draw:fill-color="#ffff00"/>
      <style:text-properties fo:font-size="8pt" style:font-size-asian="8pt" style:font-size-complex="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5.555cm" svg:height="10.5cm" svg:x="6.451cm" svg:y="0.175cm">
          <draw:image xlink:href="Pictures/10000001000002D00000028C9EBF25E345F9A9A3.png" xlink:type="simple" xlink:show="embed" xlink:actuate="onLoad" draw:mime-type="image/png">
            <text:p/>
          </draw:image>
        </draw:frame>
        <draw:frame draw:style-name="gr2" draw:text-style-name="P1" draw:layer="layout" svg:width="4.741cm" svg:height="3.716cm" svg:x="15cm" svg:y="10.784cm">
          <draw:image xlink:href="Pictures/1000000100000288000001FC540EF0A1357B30A4.png" xlink:type="simple" xlink:show="embed" xlink:actuate="onLoad" draw:mime-type="image/png">
            <text:p/>
          </draw:image>
        </draw:frame>
        <draw:line draw:style-name="gr3" draw:text-style-name="P1" draw:layer="layout" svg:x1="11.2cm" svg:y1="8.74cm" svg:x2="20.638cm" svg:y2="8.74cm">
          <text:p/>
        </draw:line>
        <draw:line draw:style-name="gr3" draw:text-style-name="P1" draw:layer="layout" svg:x1="20.606cm" svg:y1="8.719cm" svg:x2="20.606cm" svg:y2="12.587cm">
          <text:p/>
        </draw:line>
        <draw:line draw:style-name="gr3" draw:text-style-name="P1" draw:layer="layout" svg:x1="19.402cm" svg:y1="12.559cm" svg:x2="20.575cm" svg:y2="12.559cm">
          <text:p/>
        </draw:line>
        <draw:line draw:style-name="gr4" draw:text-style-name="P1" draw:layer="layout" svg:x1="11.215cm" svg:y1="8.43cm" svg:x2="21.166cm" svg:y2="8.43cm">
          <text:p/>
        </draw:line>
        <draw:line draw:style-name="gr4" draw:text-style-name="P1" draw:layer="layout" svg:x1="21.122cm" svg:y1="12.274cm" svg:x2="21.122cm" svg:y2="8.452cm">
          <text:p/>
        </draw:line>
        <draw:line draw:style-name="gr4" draw:text-style-name="P1" draw:layer="layout" svg:x1="19.357cm" svg:y1="12.273cm" svg:x2="21.078cm" svg:y2="12.273cm">
          <text:p/>
        </draw:line>
        <draw:line draw:style-name="gr5" draw:text-style-name="P1" draw:layer="layout" svg:x1="6.363cm" svg:y1="0.955cm" svg:x2="3.35cm" svg:y2="0.955cm">
          <text:p/>
        </draw:line>
        <draw:line draw:style-name="gr5" draw:text-style-name="P1" draw:layer="layout" svg:x1="3.417cm" svg:y1="15.214cm" svg:x2="3.418cm" svg:y2="0.971cm">
          <text:p/>
        </draw:line>
        <draw:line draw:style-name="gr5" draw:text-style-name="P1" draw:layer="layout" svg:x1="3.484cm" svg:y1="15.146cm" svg:x2="22.122cm" svg:y2="15.147cm">
          <text:p/>
        </draw:line>
        <draw:line draw:style-name="gr6" draw:text-style-name="P1" draw:layer="layout" svg:x1="6.364cm" svg:y1="1.308cm" svg:x2="3.704cm" svg:y2="1.308cm">
          <text:p/>
        </draw:line>
        <draw:line draw:style-name="gr5" draw:text-style-name="P1" draw:layer="layout" svg:x1="22.122cm" svg:y1="13.406cm" svg:x2="22.122cm" svg:y2="15.081cm">
          <text:p/>
        </draw:line>
        <draw:line draw:style-name="gr5" draw:text-style-name="P1" draw:layer="layout" svg:x1="22.122cm" svg:y1="13.406cm" svg:x2="19.432cm" svg:y2="13.406cm">
          <text:p/>
        </draw:line>
        <draw:line draw:style-name="gr6" draw:text-style-name="P1" draw:layer="layout" svg:x1="3.689cm" svg:y1="14.993cm" svg:x2="3.688cm" svg:y2="1.324cm">
          <text:p/>
        </draw:line>
        <draw:line draw:style-name="gr6" draw:text-style-name="P1" draw:layer="layout" svg:x1="3.674cm" svg:y1="14.919cm" svg:x2="21.858cm" svg:y2="14.92cm">
          <text:p/>
        </draw:line>
        <draw:line draw:style-name="gr6" draw:text-style-name="P1" draw:layer="layout" svg:x1="21.85cm" svg:y1="14.845cm" svg:x2="21.85cm" svg:y2="13.684cm">
          <text:p/>
        </draw:line>
        <draw:line draw:style-name="gr6" draw:text-style-name="P1" draw:layer="layout" svg:x1="21.842cm" svg:y1="13.685cm" svg:x2="19.579cm" svg:y2="13.685cm">
          <text:p/>
        </draw:line>
        <draw:line draw:style-name="gr7" draw:text-style-name="P1" draw:layer="layout" svg:x1="6.451cm" svg:y1="1.669cm" svg:x2="4.086cm" svg:y2="1.669cm">
          <text:p/>
        </draw:line>
        <draw:line draw:style-name="gr7" draw:text-style-name="P1" draw:layer="layout" svg:x1="3.991cm" svg:y1="13.754cm" svg:x2="3.991cm" svg:y2="1.675cm">
          <text:p/>
        </draw:line>
        <draw:line draw:style-name="gr7" draw:text-style-name="P1" draw:layer="layout" svg:x1="3.893cm" svg:y1="13.754cm" svg:x2="15.449cm" svg:y2="13.754cm">
          <text:p/>
        </draw:line>
        <draw:line draw:style-name="gr8" draw:text-style-name="P1" draw:layer="layout" svg:x1="6.54cm" svg:y1="1.984cm" svg:x2="4.424cm" svg:y2="1.984cm">
          <text:p/>
        </draw:line>
        <draw:line draw:style-name="gr8" draw:text-style-name="P1" draw:layer="layout" svg:x1="4.262cm" svg:y1="13.471cm" svg:x2="15.478cm" svg:y2="13.472cm">
          <text:p/>
        </draw:line>
        <draw:line draw:style-name="gr8" draw:text-style-name="P1" draw:layer="layout" svg:x1="4.343cm" svg:y1="13.472cm" svg:x2="4.343cm" svg:y2="1.984cm">
          <text:p/>
        </draw:line>
        <draw:line draw:style-name="gr9" draw:text-style-name="P1" draw:layer="layout" svg:x1="6.35cm" svg:y1="2.325cm" svg:x2="4.703cm" svg:y2="2.325cm">
          <text:p/>
        </draw:line>
        <draw:line draw:style-name="gr9" draw:text-style-name="P1" draw:layer="layout" svg:x1="4.615cm" svg:y1="13.17cm" svg:x2="4.704cm" svg:y2="2.325cm">
          <text:p/>
        </draw:line>
        <draw:line draw:style-name="gr9" draw:text-style-name="P1" draw:layer="layout" svg:x1="4.616cm" svg:y1="13.171cm" svg:x2="15.316cm" svg:y2="13.141cm">
          <text:p/>
        </draw:line>
        <draw:line draw:style-name="gr10" draw:text-style-name="P1" draw:layer="layout" svg:x1="6.451cm" svg:y1="2.648cm" svg:x2="5.025cm" svg:y2="2.648cm">
          <text:p/>
        </draw:line>
        <draw:line draw:style-name="gr10" draw:text-style-name="P1" draw:layer="layout" svg:x1="4.96cm" svg:y1="12.863cm" svg:x2="4.961cm" svg:y2="2.648cm">
          <text:p/>
        </draw:line>
        <draw:line draw:style-name="gr10" draw:text-style-name="P1" draw:layer="layout" svg:x1="4.896cm" svg:y1="12.855cm" svg:x2="15.213cm" svg:y2="12.854cm">
          <text:p/>
        </draw:line>
        <draw:frame draw:style-name="gr2" draw:text-style-name="P1" draw:layer="layout" svg:width="3.378cm" svg:height="3.33cm" svg:x="23.971cm" svg:y="11.041cm">
          <draw:image xlink:href="Pictures/100000010000015E000001596AC76881B34F7417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" draw:text-style-name="P1" draw:layer="layout" svg:width="5.555cm" svg:height="10.5cm" svg:x="6.451cm" svg:y="0.175cm">
          <draw:image xlink:href="Pictures/10000001000002D00000028C9EBF25E345F9A9A3.png" xlink:type="simple" xlink:show="embed" xlink:actuate="onLoad" draw:mime-type="image/png">
            <text:p/>
          </draw:image>
        </draw:frame>
        <draw:frame draw:style-name="gr2" draw:text-style-name="P1" draw:layer="layout" svg:width="4.741cm" svg:height="3.716cm" svg:x="15cm" svg:y="10.784cm">
          <draw:image xlink:href="Pictures/1000000100000288000001FC540EF0A1357B30A4.png" xlink:type="simple" xlink:show="embed" xlink:actuate="onLoad" draw:mime-type="image/png">
            <text:p/>
          </draw:image>
        </draw:frame>
        <draw:line draw:style-name="gr3" draw:text-style-name="P1" draw:layer="layout" svg:x1="11.2cm" svg:y1="8.74cm" svg:x2="20.638cm" svg:y2="8.74cm">
          <text:p/>
        </draw:line>
        <draw:line draw:style-name="gr3" draw:text-style-name="P1" draw:layer="layout" svg:x1="20.606cm" svg:y1="8.719cm" svg:x2="20.606cm" svg:y2="12.587cm">
          <text:p/>
        </draw:line>
        <draw:line draw:style-name="gr3" draw:text-style-name="P1" draw:layer="layout" svg:x1="19.402cm" svg:y1="12.559cm" svg:x2="20.575cm" svg:y2="12.559cm">
          <text:p/>
        </draw:line>
        <draw:line draw:style-name="gr4" draw:text-style-name="P1" draw:layer="layout" svg:x1="11.215cm" svg:y1="8.43cm" svg:x2="21.166cm" svg:y2="8.43cm">
          <text:p/>
        </draw:line>
        <draw:line draw:style-name="gr4" draw:text-style-name="P1" draw:layer="layout" svg:x1="21.122cm" svg:y1="12.274cm" svg:x2="21.122cm" svg:y2="8.452cm">
          <text:p/>
        </draw:line>
        <draw:line draw:style-name="gr4" draw:text-style-name="P1" draw:layer="layout" svg:x1="19.357cm" svg:y1="12.273cm" svg:x2="21.078cm" svg:y2="12.273cm">
          <text:p/>
        </draw:line>
        <draw:line draw:style-name="gr5" draw:text-style-name="P1" draw:layer="layout" svg:x1="6.363cm" svg:y1="0.955cm" svg:x2="3.35cm" svg:y2="0.955cm">
          <text:p/>
        </draw:line>
        <draw:line draw:style-name="gr5" draw:text-style-name="P1" draw:layer="layout" svg:x1="3.417cm" svg:y1="15.214cm" svg:x2="3.418cm" svg:y2="0.971cm">
          <text:p/>
        </draw:line>
        <draw:line draw:style-name="gr5" draw:text-style-name="P1" draw:layer="layout" svg:x1="3.484cm" svg:y1="15.146cm" svg:x2="22.122cm" svg:y2="15.147cm">
          <text:p/>
        </draw:line>
        <draw:line draw:style-name="gr6" draw:text-style-name="P1" draw:layer="layout" svg:x1="6.364cm" svg:y1="1.308cm" svg:x2="3.704cm" svg:y2="1.308cm">
          <text:p/>
        </draw:line>
        <draw:line draw:style-name="gr5" draw:text-style-name="P1" draw:layer="layout" svg:x1="22.122cm" svg:y1="13.406cm" svg:x2="22.122cm" svg:y2="15.081cm">
          <text:p/>
        </draw:line>
        <draw:line draw:style-name="gr5" draw:text-style-name="P1" draw:layer="layout" svg:x1="22.122cm" svg:y1="13.406cm" svg:x2="19.432cm" svg:y2="13.406cm">
          <text:p/>
        </draw:line>
        <draw:line draw:style-name="gr6" draw:text-style-name="P1" draw:layer="layout" svg:x1="3.689cm" svg:y1="14.993cm" svg:x2="3.688cm" svg:y2="1.324cm">
          <text:p/>
        </draw:line>
        <draw:line draw:style-name="gr6" draw:text-style-name="P1" draw:layer="layout" svg:x1="3.674cm" svg:y1="14.919cm" svg:x2="21.858cm" svg:y2="14.92cm">
          <text:p/>
        </draw:line>
        <draw:line draw:style-name="gr6" draw:text-style-name="P1" draw:layer="layout" svg:x1="21.85cm" svg:y1="14.845cm" svg:x2="21.85cm" svg:y2="13.684cm">
          <text:p/>
        </draw:line>
        <draw:line draw:style-name="gr6" draw:text-style-name="P1" draw:layer="layout" svg:x1="21.842cm" svg:y1="13.685cm" svg:x2="19.579cm" svg:y2="13.685cm">
          <text:p/>
        </draw:line>
        <draw:line draw:style-name="gr7" draw:text-style-name="P1" draw:layer="layout" svg:x1="6.451cm" svg:y1="1.669cm" svg:x2="4.086cm" svg:y2="1.669cm">
          <text:p/>
        </draw:line>
        <draw:line draw:style-name="gr7" draw:text-style-name="P1" draw:layer="layout" svg:x1="3.991cm" svg:y1="13.754cm" svg:x2="3.991cm" svg:y2="1.675cm">
          <text:p/>
        </draw:line>
        <draw:line draw:style-name="gr7" draw:text-style-name="P1" draw:layer="layout" svg:x1="3.893cm" svg:y1="13.754cm" svg:x2="15.449cm" svg:y2="13.754cm">
          <text:p/>
        </draw:line>
        <draw:line draw:style-name="gr8" draw:text-style-name="P1" draw:layer="layout" svg:x1="6.54cm" svg:y1="1.984cm" svg:x2="4.424cm" svg:y2="1.984cm">
          <text:p/>
        </draw:line>
        <draw:line draw:style-name="gr8" draw:text-style-name="P1" draw:layer="layout" svg:x1="4.262cm" svg:y1="13.471cm" svg:x2="15.478cm" svg:y2="13.472cm">
          <text:p/>
        </draw:line>
        <draw:line draw:style-name="gr8" draw:text-style-name="P1" draw:layer="layout" svg:x1="4.343cm" svg:y1="13.472cm" svg:x2="4.343cm" svg:y2="1.984cm">
          <text:p/>
        </draw:line>
        <draw:line draw:style-name="gr9" draw:text-style-name="P1" draw:layer="layout" svg:x1="6.35cm" svg:y1="2.325cm" svg:x2="4.703cm" svg:y2="2.325cm">
          <text:p/>
        </draw:line>
        <draw:line draw:style-name="gr9" draw:text-style-name="P1" draw:layer="layout" svg:x1="4.615cm" svg:y1="13.17cm" svg:x2="4.704cm" svg:y2="2.325cm">
          <text:p/>
        </draw:line>
        <draw:line draw:style-name="gr9" draw:text-style-name="P1" draw:layer="layout" svg:x1="4.616cm" svg:y1="13.171cm" svg:x2="15.316cm" svg:y2="13.141cm">
          <text:p/>
        </draw:line>
        <draw:line draw:style-name="gr10" draw:text-style-name="P1" draw:layer="layout" svg:x1="6.451cm" svg:y1="2.648cm" svg:x2="5.025cm" svg:y2="2.648cm">
          <text:p/>
        </draw:line>
        <draw:line draw:style-name="gr10" draw:text-style-name="P1" draw:layer="layout" svg:x1="4.96cm" svg:y1="12.863cm" svg:x2="4.961cm" svg:y2="2.648cm">
          <text:p/>
        </draw:line>
        <draw:line draw:style-name="gr10" draw:text-style-name="P1" draw:layer="layout" svg:x1="4.896cm" svg:y1="12.855cm" svg:x2="15.213cm" svg:y2="12.854cm">
          <text:p/>
        </draw:line>
        <draw:frame draw:style-name="gr12" draw:text-style-name="P1" draw:layer="layout" svg:width="6.007cm" svg:height="3.676cm" draw:transform="rotate (-1.57219259019649) translate (25.868cm 2.793cm)">
          <draw:image xlink:href="Pictures/10000000000003E9000003E90D2FF6595AFBEF59.png" xlink:type="simple" xlink:show="embed" xlink:actuate="onLoad" draw:mime-type="image/png">
            <text:p/>
          </draw:image>
        </draw:frame>
        <draw:line draw:style-name="gr4" draw:text-style-name="P1" draw:layer="layout" svg:x1="22.666cm" svg:y1="8.449cm" svg:x2="21.167cm" svg:y2="8.431cm">
          <text:p/>
        </draw:line>
        <draw:line draw:style-name="gr3" draw:text-style-name="P1" draw:layer="layout" svg:x1="20.606cm" svg:y1="8.882cm" svg:x2="20.606cm" svg:y2="3.509cm">
          <text:p/>
        </draw:line>
        <draw:line draw:style-name="gr3" draw:text-style-name="P1" draw:layer="layout" svg:x1="22.472cm" svg:y1="3.509cm" svg:x2="20.608cm" svg:y2="3.509cm">
          <text:p/>
        </draw:line>
        <draw:frame draw:style-name="gr13" draw:text-style-name="P4" draw:layer="layout" svg:width="0.908cm" svg:height="4.239cm" svg:x="21.126cm" svg:y="3.768cm">
          <draw:text-box>
            <text:p text:style-name="P3"><text:span text:style-name="T1">27</text:span></text:p>
            <text:p text:style-name="P3"><text:span text:style-name="T1">28</text:span></text:p>
            <text:p text:style-name="P3"><text:span text:style-name="T1">29</text:span></text:p>
            <text:p text:style-name="P3"><text:span text:style-name="T1">30</text:span></text:p>
            <text:p text:style-name="P3"><text:span text:style-name="T1">33</text:span></text:p>
            <text:p text:style-name="P3"><text:span text:style-name="T1">34</text:span></text:p>
            <text:p text:style-name="P3"><text:span text:style-name="T1">40</text:span></text:p>
            <text:p text:style-name="P3"><text:span text:style-name="T1">35</text:span></text:p>
          </draw:text-box>
        </draw:frame>
        <draw:line draw:style-name="gr14" draw:text-style-name="P1" draw:layer="layout" svg:x1="22.033cm" svg:y1="4.111cm" svg:x2="22.795cm" svg:y2="4.111cm">
          <text:p/>
        </draw:line>
        <draw:line draw:style-name="gr14" draw:text-style-name="P1" draw:layer="layout" svg:x1="21.969cm" svg:y1="4.615cm" svg:x2="22.731cm" svg:y2="4.615cm">
          <text:p/>
        </draw:line>
        <draw:line draw:style-name="gr14" draw:text-style-name="P1" draw:layer="layout" svg:x1="21.975cm" svg:y1="5.16cm" svg:x2="22.737cm" svg:y2="5.16cm">
          <text:p/>
        </draw:line>
        <draw:line draw:style-name="gr14" draw:text-style-name="P1" draw:layer="layout" svg:x1="21.961cm" svg:y1="5.644cm" svg:x2="22.723cm" svg:y2="5.644cm">
          <text:p/>
        </draw:line>
        <draw:line draw:style-name="gr14" draw:text-style-name="P1" draw:layer="layout" svg:x1="21.957cm" svg:y1="6.178cm" svg:x2="22.719cm" svg:y2="6.178cm">
          <text:p/>
        </draw:line>
        <draw:line draw:style-name="gr14" draw:text-style-name="P1" draw:layer="layout" svg:x1="21.978cm" svg:y1="6.702cm" svg:x2="22.74cm" svg:y2="6.702cm">
          <text:p/>
        </draw:line>
        <draw:line draw:style-name="gr14" draw:text-style-name="P1" draw:layer="layout" svg:x1="21.969cm" svg:y1="7.226cm" svg:x2="22.731cm" svg:y2="7.226cm">
          <text:p/>
        </draw:line>
        <draw:line draw:style-name="gr14" draw:text-style-name="P1" draw:layer="layout" svg:x1="21.96cm" svg:y1="7.791cm" svg:x2="22.722cm" svg:y2="7.791cm">
          <text:p/>
        </draw:line>
        <draw:frame draw:style-name="gr15" draw:text-style-name="P4" draw:layer="layout" svg:width="3.73cm" svg:height="5.261cm" svg:x="25.771cm" svg:y="3.263cm">
          <draw:text-box>
            <text:p text:style-name="P3"><text:span text:style-name="T1">5V</text:span></text:p>
            <text:p text:style-name="P3"><text:span text:style-name="T1">Out J1 Step</text:span></text:p>
            <text:p text:style-name="P3"><text:span text:style-name="T1">Out J1 Dir</text:span></text:p>
            <text:p text:style-name="P3"><text:span text:style-name="T1">Out J1 En</text:span></text:p>
            <text:p text:style-name="P3"><text:span text:style-name="T1">In J1 Home</text:span></text:p>
            <text:p text:style-name="P3"><text:span text:style-name="T1">Out J2 Step</text:span></text:p>
            <text:p text:style-name="P3"><text:span text:style-name="T1">Out J2 Dir</text:span></text:p>
            <text:p text:style-name="P3"><text:span text:style-name="T1">Out J2 En</text:span></text:p>
            <text:p text:style-name="P3"><text:span text:style-name="T1">In J2 Home</text:span></text:p>
            <text:p text:style-name="P3"><text:span text:style-name="T1">GND</text:span></text:p>
          </draw:text-box>
        </draw:frame>
        <draw:frame draw:style-name="gr16" draw:text-style-name="P5" draw:layer="layout" svg:width="4.13cm" svg:height="0.962cm" svg:x="22.184cm" svg:y="2.205cm">
          <draw:text-box>
            <text:p>Joint 1 and 2</text:p>
          </draw:text-box>
        </draw:frame>
        <draw:line draw:style-name="gr14" draw:text-style-name="P1" draw:layer="layout" svg:x1="5.69cm" svg:y1="2.993cm" svg:x2="6.452cm" svg:y2="2.993cm">
          <text:p/>
        </draw:line>
        <draw:line draw:style-name="gr14" draw:text-style-name="P1" draw:layer="layout" svg:x1="5.69cm" svg:y1="3.332cm" svg:x2="6.452cm" svg:y2="3.332cm">
          <text:p/>
        </draw:line>
        <draw:line draw:style-name="gr14" draw:text-style-name="P1" draw:layer="layout" svg:x1="5.69cm" svg:y1="3.692cm" svg:x2="6.452cm" svg:y2="3.692cm">
          <text:p/>
        </draw:line>
        <draw:line draw:style-name="gr14" draw:text-style-name="P1" draw:layer="layout" svg:x1="5.69cm" svg:y1="4.009cm" svg:x2="6.452cm" svg:y2="4.009cm">
          <text:p/>
        </draw:line>
        <draw:line draw:style-name="gr14" draw:text-style-name="P1" draw:layer="layout" svg:x1="5.69cm" svg:y1="4.348cm" svg:x2="6.452cm" svg:y2="4.348cm">
          <text:p/>
        </draw:line>
        <draw:line draw:style-name="gr14" draw:text-style-name="P1" draw:layer="layout" svg:x1="5.69cm" svg:y1="4.708cm" svg:x2="6.452cm" svg:y2="4.708cm">
          <text:p/>
        </draw:line>
        <draw:line draw:style-name="gr14" draw:text-style-name="P1" draw:layer="layout" svg:x1="5.69cm" svg:y1="5.026cm" svg:x2="6.452cm" svg:y2="5.026cm">
          <text:p/>
        </draw:line>
        <draw:line draw:style-name="gr14" draw:text-style-name="P1" draw:layer="layout" svg:x1="5.741cm" svg:y1="5.366cm" svg:x2="6.503cm" svg:y2="5.366cm">
          <text:p/>
        </draw:line>
        <draw:frame draw:style-name="gr17" draw:text-style-name="P6" draw:layer="layout" svg:width="2.6cm" svg:height="0.594cm" draw:transform="rotate (1.57446151822408) translate (5.087cm 5.494cm)">
          <draw:text-box>
            <text:p><text:span text:style-name="T2">Joint 1 and 2 I/O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8" draw:text-style-name="P7" draw:layer="layout" svg:width="7.974cm" svg:height="7.521cm" svg:x="11.268cm" svg:y="0.472cm">
          <draw:image xlink:href="Pictures/1000000000000810000004A1C54733ADBDEF4DAB.png" xlink:type="simple" xlink:show="embed" xlink:actuate="onLoad" draw:mime-type="image/png">
            <text:p/>
          </draw:image>
        </draw:frame>
        <draw:frame draw:style-name="gr1" draw:text-style-name="P1" draw:layer="layout" svg:width="5.555cm" svg:height="10.5cm" svg:x="3.551cm" svg:y="0.175cm">
          <draw:image xlink:href="Pictures/10000001000002D00000028C9EBF25E345F9A9A3.png" xlink:type="simple" xlink:show="embed" xlink:actuate="onLoad" draw:mime-type="image/png">
            <text:p/>
          </draw:image>
        </draw:frame>
        <draw:line draw:style-name="gr3" draw:text-style-name="P1" draw:layer="layout" svg:x1="8.96cm" svg:y1="8.758cm" svg:x2="20.638cm" svg:y2="8.74cm">
          <text:p/>
        </draw:line>
        <draw:line draw:style-name="gr4" draw:text-style-name="P1" draw:layer="layout" svg:x1="8.987cm" svg:y1="8.414cm" svg:x2="21.166cm" svg:y2="8.43cm">
          <text:p/>
        </draw:line>
        <draw:line draw:style-name="gr7" draw:text-style-name="P1" draw:layer="layout" svg:x1="3.551cm" svg:y1="1.669cm" svg:x2="1.186cm" svg:y2="1.669cm">
          <text:p/>
        </draw:line>
        <draw:line draw:style-name="gr7" draw:text-style-name="P1" draw:layer="layout" svg:x1="1.091cm" svg:y1="13.754cm" svg:x2="1.091cm" svg:y2="1.675cm">
          <text:p/>
        </draw:line>
        <draw:line draw:style-name="gr7" draw:text-style-name="P1" draw:layer="layout" svg:x1="18.9cm" svg:y1="13.782cm" svg:x2="1.091cm" svg:y2="13.754cm">
          <text:p/>
        </draw:line>
        <draw:line draw:style-name="gr8" draw:text-style-name="P1" draw:layer="layout" svg:x1="3.64cm" svg:y1="1.984cm" svg:x2="1.524cm" svg:y2="1.984cm">
          <text:p/>
        </draw:line>
        <draw:line draw:style-name="gr8" draw:text-style-name="P1" draw:layer="layout" svg:x1="1.462cm" svg:y1="13.471cm" svg:x2="10.48cm" svg:y2="13.47cm">
          <text:p/>
        </draw:line>
        <draw:line draw:style-name="gr8" draw:text-style-name="P1" draw:layer="layout" svg:x1="1.443cm" svg:y1="13.472cm" svg:x2="1.443cm" svg:y2="1.984cm">
          <text:p/>
        </draw:line>
        <draw:line draw:style-name="gr9" draw:text-style-name="P1" draw:layer="layout" svg:x1="3.45cm" svg:y1="2.325cm" svg:x2="1.803cm" svg:y2="2.325cm">
          <text:p/>
        </draw:line>
        <draw:line draw:style-name="gr9" draw:text-style-name="P1" draw:layer="layout" svg:x1="1.715cm" svg:y1="13.17cm" svg:x2="1.804cm" svg:y2="2.325cm">
          <text:p/>
        </draw:line>
        <draw:line draw:style-name="gr9" draw:text-style-name="P1" draw:layer="layout" svg:x1="1.716cm" svg:y1="13.156cm" svg:x2="10.217cm" svg:y2="13.156cm">
          <text:p/>
        </draw:line>
        <draw:line draw:style-name="gr10" draw:text-style-name="P1" draw:layer="layout" svg:x1="3.551cm" svg:y1="2.648cm" svg:x2="2.125cm" svg:y2="2.648cm">
          <text:p/>
        </draw:line>
        <draw:line draw:style-name="gr10" draw:text-style-name="P1" draw:layer="layout" svg:x1="2.06cm" svg:y1="12.863cm" svg:x2="2.061cm" svg:y2="2.648cm">
          <text:p/>
        </draw:line>
        <draw:line draw:style-name="gr10" draw:text-style-name="P1" draw:layer="layout" svg:x1="1.996cm" svg:y1="12.86cm" svg:x2="9.903cm" svg:y2="12.859cm">
          <text:p/>
        </draw:line>
        <draw:frame draw:style-name="gr12" draw:text-style-name="P1" draw:layer="layout" svg:width="6.007cm" svg:height="3.676cm" draw:transform="rotate (-1.57219259019649) translate (25.773cm 2.793cm)">
          <draw:image xlink:href="Pictures/10000000000003E9000003E90D2FF6595AFBEF59.png" xlink:type="simple" xlink:show="embed" xlink:actuate="onLoad" draw:mime-type="image/png">
            <text:p/>
          </draw:image>
        </draw:frame>
        <draw:line draw:style-name="gr4" draw:text-style-name="P1" draw:layer="layout" svg:x1="22.666cm" svg:y1="8.449cm" svg:x2="21.167cm" svg:y2="8.431cm">
          <text:p/>
        </draw:line>
        <draw:line draw:style-name="gr3" draw:text-style-name="P1" draw:layer="layout" svg:x1="20.606cm" svg:y1="8.74cm" svg:x2="20.606cm" svg:y2="3.509cm">
          <text:p/>
        </draw:line>
        <draw:line draw:style-name="gr3" draw:text-style-name="P1" draw:layer="layout" svg:x1="22.472cm" svg:y1="3.509cm" svg:x2="20.608cm" svg:y2="3.509cm">
          <text:p/>
        </draw:line>
        <draw:frame draw:style-name="gr13" draw:text-style-name="P4" draw:layer="layout" svg:width="0.908cm" svg:height="4.239cm" svg:x="21.126cm" svg:y="3.768cm">
          <draw:text-box>
            <text:p text:style-name="P3"><text:span text:style-name="T1">27</text:span></text:p>
            <text:p text:style-name="P3"><text:span text:style-name="T1">28</text:span></text:p>
            <text:p text:style-name="P3"><text:span text:style-name="T1">29</text:span></text:p>
            <text:p text:style-name="P3"><text:span text:style-name="T1">30</text:span></text:p>
            <text:p text:style-name="P3"><text:span text:style-name="T1">33</text:span></text:p>
            <text:p text:style-name="P3"><text:span text:style-name="T1">34</text:span></text:p>
            <text:p text:style-name="P3"><text:span text:style-name="T1">40</text:span></text:p>
            <text:p text:style-name="P3"><text:span text:style-name="T1">35</text:span></text:p>
          </draw:text-box>
        </draw:frame>
        <draw:line draw:style-name="gr14" draw:text-style-name="P1" draw:layer="layout" svg:x1="22.033cm" svg:y1="4.111cm" svg:x2="22.795cm" svg:y2="4.111cm">
          <text:p/>
        </draw:line>
        <draw:line draw:style-name="gr14" draw:text-style-name="P1" draw:layer="layout" svg:x1="21.969cm" svg:y1="4.615cm" svg:x2="22.731cm" svg:y2="4.615cm">
          <text:p/>
        </draw:line>
        <draw:line draw:style-name="gr14" draw:text-style-name="P1" draw:layer="layout" svg:x1="21.975cm" svg:y1="5.16cm" svg:x2="22.737cm" svg:y2="5.16cm">
          <text:p/>
        </draw:line>
        <draw:line draw:style-name="gr14" draw:text-style-name="P1" draw:layer="layout" svg:x1="21.961cm" svg:y1="5.644cm" svg:x2="22.723cm" svg:y2="5.644cm">
          <text:p/>
        </draw:line>
        <draw:line draw:style-name="gr14" draw:text-style-name="P1" draw:layer="layout" svg:x1="21.957cm" svg:y1="6.178cm" svg:x2="22.719cm" svg:y2="6.178cm">
          <text:p/>
        </draw:line>
        <draw:line draw:style-name="gr14" draw:text-style-name="P1" draw:layer="layout" svg:x1="21.978cm" svg:y1="6.702cm" svg:x2="22.74cm" svg:y2="6.702cm">
          <text:p/>
        </draw:line>
        <draw:line draw:style-name="gr14" draw:text-style-name="P1" draw:layer="layout" svg:x1="21.969cm" svg:y1="7.226cm" svg:x2="22.731cm" svg:y2="7.226cm">
          <text:p/>
        </draw:line>
        <draw:line draw:style-name="gr14" draw:text-style-name="P1" draw:layer="layout" svg:x1="21.96cm" svg:y1="7.791cm" svg:x2="22.722cm" svg:y2="7.791cm">
          <text:p/>
        </draw:line>
        <draw:frame draw:style-name="gr15" draw:text-style-name="P4" draw:layer="layout" svg:width="3.73cm" svg:height="5.261cm" svg:x="25.771cm" svg:y="3.263cm">
          <draw:text-box>
            <text:p text:style-name="P3"><text:span text:style-name="T1">5V</text:span></text:p>
            <text:p text:style-name="P3"><text:span text:style-name="T1">Out J1 Step</text:span></text:p>
            <text:p text:style-name="P3"><text:span text:style-name="T1">Out J1 Dir</text:span></text:p>
            <text:p text:style-name="P3"><text:span text:style-name="T1">Out J1 En</text:span></text:p>
            <text:p text:style-name="P3"><text:span text:style-name="T1">In J1 Home</text:span></text:p>
            <text:p text:style-name="P3"><text:span text:style-name="T1">Out J2 Step</text:span></text:p>
            <text:p text:style-name="P3"><text:span text:style-name="T1">Out J2 Dir</text:span></text:p>
            <text:p text:style-name="P3"><text:span text:style-name="T1">Out J2 En</text:span></text:p>
            <text:p text:style-name="P3"><text:span text:style-name="T1">In J2 Home</text:span></text:p>
            <text:p text:style-name="P3"><text:span text:style-name="T1">GND</text:span></text:p>
          </draw:text-box>
        </draw:frame>
        <draw:frame draw:style-name="gr16" draw:text-style-name="P5" draw:layer="layout" svg:width="4.13cm" svg:height="0.962cm" svg:x="22.184cm" svg:y="2.205cm">
          <draw:text-box>
            <text:p>Joint 1 and 2</text:p>
          </draw:text-box>
        </draw:frame>
        <draw:line draw:style-name="gr14" draw:text-style-name="P1" draw:layer="layout" svg:x1="2.79cm" svg:y1="2.993cm" svg:x2="3.552cm" svg:y2="2.993cm">
          <text:p/>
        </draw:line>
        <draw:line draw:style-name="gr14" draw:text-style-name="P1" draw:layer="layout" svg:x1="2.79cm" svg:y1="3.332cm" svg:x2="3.552cm" svg:y2="3.332cm">
          <text:p/>
        </draw:line>
        <draw:line draw:style-name="gr14" draw:text-style-name="P1" draw:layer="layout" svg:x1="2.79cm" svg:y1="3.692cm" svg:x2="3.552cm" svg:y2="3.692cm">
          <text:p/>
        </draw:line>
        <draw:line draw:style-name="gr14" draw:text-style-name="P1" draw:layer="layout" svg:x1="2.79cm" svg:y1="4.009cm" svg:x2="3.552cm" svg:y2="4.009cm">
          <text:p/>
        </draw:line>
        <draw:line draw:style-name="gr14" draw:text-style-name="P1" draw:layer="layout" svg:x1="2.79cm" svg:y1="4.348cm" svg:x2="3.552cm" svg:y2="4.348cm">
          <text:p/>
        </draw:line>
        <draw:line draw:style-name="gr14" draw:text-style-name="P1" draw:layer="layout" svg:x1="2.79cm" svg:y1="4.708cm" svg:x2="3.552cm" svg:y2="4.708cm">
          <text:p/>
        </draw:line>
        <draw:line draw:style-name="gr14" draw:text-style-name="P1" draw:layer="layout" svg:x1="2.79cm" svg:y1="5.026cm" svg:x2="3.552cm" svg:y2="5.026cm">
          <text:p/>
        </draw:line>
        <draw:line draw:style-name="gr14" draw:text-style-name="P1" draw:layer="layout" svg:x1="2.841cm" svg:y1="5.366cm" svg:x2="3.603cm" svg:y2="5.366cm">
          <text:p/>
        </draw:line>
        <draw:frame draw:style-name="gr17" draw:text-style-name="P6" draw:layer="layout" svg:width="2.6cm" svg:height="0.594cm" draw:transform="rotate (1.57446151822408) translate (2.187cm 5.494cm)">
          <draw:text-box>
            <text:p><text:span text:style-name="T2">Joint 1 and 2 I/O</text:span></text:p>
          </draw:text-box>
        </draw:frame>
        <draw:frame draw:style-name="gr19" draw:text-style-name="P7" draw:layer="layout" svg:width="4.537cm" svg:height="6.61cm" svg:x="22.92cm" svg:y="9.015cm">
          <draw:image xlink:href="Pictures/1000000000000810000004A1C54733ADBDEF4DAB.png" xlink:type="simple" xlink:show="embed" xlink:actuate="onLoad" draw:mime-type="image/png">
            <text:p/>
          </draw:image>
        </draw:frame>
        <draw:line draw:style-name="gr10" draw:text-style-name="P1" draw:layer="layout" svg:x1="9.935cm" svg:y1="12.864cm" svg:x2="9.936cm" svg:y2="4.101cm">
          <text:p/>
        </draw:line>
        <draw:line draw:style-name="gr10" draw:text-style-name="P1" draw:layer="layout" svg:x1="9.97cm" svg:y1="4.108cm" svg:x2="12.074cm" svg:y2="4.108cm">
          <text:p/>
        </draw:line>
        <draw:line draw:style-name="gr9" draw:text-style-name="P1" draw:layer="layout" svg:x1="10.204cm" svg:y1="13.14cm" svg:x2="10.204cm" svg:y2="4.355cm">
          <text:p/>
        </draw:line>
        <draw:line draw:style-name="gr9" draw:text-style-name="P1" draw:layer="layout" svg:x1="10.19cm" svg:y1="4.356cm" svg:x2="12.008cm" svg:y2="4.356cm">
          <text:p/>
        </draw:line>
        <draw:line draw:style-name="gr8" draw:text-style-name="P1" draw:layer="layout" svg:x1="10.481cm" svg:y1="13.47cm" svg:x2="10.48cm" svg:y2="4.531cm">
          <text:p/>
        </draw:line>
        <draw:line draw:style-name="gr8" draw:text-style-name="P1" draw:layer="layout" svg:x1="10.48cm" svg:y1="4.531cm" svg:x2="11.94cm" svg:y2="4.532cm">
          <text:p/>
        </draw:line>
        <draw:line draw:style-name="gr7" draw:text-style-name="P1" draw:layer="layout" svg:x1="18.846cm" svg:y1="13.783cm" svg:x2="18.847cm" svg:y2="4.668cm">
          <text:p/>
        </draw:line>
        <draw:line draw:style-name="gr7" draw:text-style-name="P1" draw:layer="layout" svg:x1="17.339cm" svg:y1="4.647cm" svg:x2="18.792cm" svg:y2="4.647cm">
          <text:p/>
        </draw:line>
        <draw:frame draw:style-name="gr20" draw:text-style-name="P8" draw:layer="layout" svg:width="11.949cm" svg:height="0.963cm" svg:x="0.706cm" svg:y="14.483cm">
          <draw:text-box>
            <text:p><text:span text:style-name="T3">Source <text:s/></text:span><text:span text:style-name="T3"><text:a xlink:href="https://www.raspberrypi.com/documentation/computers/raspberry-pi.html" xlink:type="simple">https://www.raspberrypi.com/documentation/computers/raspberry-pi.html</text:a></text:span></text:p>
            <text:p><text:span text:style-name="T3">https://wiki.sipeed.com/hardware/en/tang/Tang-Nano-9K/Nano-9K.html</text:span></text:p>
          </draw:text-box>
        </draw:frame>
        <presentation:notes draw:style-name="dp1">
          <draw:page-thumbnail draw:style-name="gr11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6T22:00:09.851000000</meta:creation-date>
    <dc:date>2024-10-27T08:12:04.476000000</dc:date>
    <meta:editing-duration>PT53M35S</meta:editing-duration>
    <meta:editing-cycles>3</meta:editing-cycles>
    <meta:generator>LibreOffice/7.5.4.2$Windows_X86_64 LibreOffice_project/36ccfdc35048b057fd9854c757a8b67ec53977b6</meta:generator>
    <meta:document-statistic meta:object-count="162"/>
  </office:meta>
</office:document-meta>
</file>